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9fa" officeooo:paragraph-rsid="00168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ven Projects:-</text:p>
      <text:p text:style-name="Standard">https://github.com/jenkins-docs/simple-java-maven-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5:39:37.855996507</meta:creation-date>
    <dc:date>2018-09-25T05:40:07.928463438</dc:date>
    <meta:editing-duration>PT33S</meta:editing-duration>
    <meta:editing-cycles>1</meta:editing-cycles>
    <meta:document-statistic meta:table-count="0" meta:image-count="0" meta:object-count="0" meta:page-count="1" meta:paragraph-count="2" meta:word-count="3" meta:character-count="69" meta:non-whitespace-character-count="68"/>
    <meta:generator>LibreOffice/6.0.3.2$Linux_X86_64 LibreOffice_project/00m0$Build-2</meta:generator>
  </office:meta>
</office:document-meta>
</file>